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74d4e" officeooo:paragraph-rsid="00074d4e"/>
    </style:style>
    <style:style style:name="P5" style:family="paragraph" style:parent-style-name="Standard">
      <style:text-properties officeooo:rsid="000945a4" officeooo:paragraph-rsid="000945a4"/>
    </style:style>
    <style:style style:name="P6" style:family="paragraph" style:parent-style-name="Standard">
      <style:text-properties officeooo:rsid="000b3c07" officeooo:paragraph-rsid="000e04e4"/>
    </style:style>
    <style:style style:name="P7" style:family="paragraph" style:parent-style-name="Standard">
      <style:text-properties officeooo:rsid="000b3c07" officeooo:paragraph-rsid="001300a7"/>
    </style:style>
    <style:style style:name="P8" style:family="paragraph" style:parent-style-name="Standard">
      <style:text-properties officeooo:rsid="0012fcd7" officeooo:paragraph-rsid="0012fcd7"/>
    </style:style>
    <style:style style:name="P9" style:family="paragraph" style:parent-style-name="Standard">
      <style:text-properties officeooo:rsid="0014e617" officeooo:paragraph-rsid="0014e617"/>
    </style:style>
    <style:style style:name="P10" style:family="paragraph" style:parent-style-name="Standard">
      <style:text-properties officeooo:rsid="0014e617" officeooo:paragraph-rsid="0017c6e3"/>
    </style:style>
    <style:style style:name="P11" style:family="paragraph" style:parent-style-name="Standard">
      <style:text-properties officeooo:rsid="0019ea38" officeooo:paragraph-rsid="0019ea38"/>
    </style:style>
    <style:style style:name="P12" style:family="paragraph" style:parent-style-name="Standard">
      <style:paragraph-properties fo:break-before="page"/>
      <style:text-properties officeooo:rsid="000810ba" officeooo:paragraph-rsid="000810ba"/>
    </style:style>
    <style:style style:name="P13" style:family="paragraph" style:parent-style-name="Standard">
      <style:text-properties officeooo:rsid="0012fcd7" officeooo:paragraph-rsid="001300a7"/>
    </style:style>
    <style:style style:name="P14" style:family="paragraph" style:parent-style-name="Standard">
      <style:text-properties officeooo:rsid="001fdf0d" officeooo:paragraph-rsid="001fdf0d"/>
    </style:style>
    <style:style style:name="P15" style:family="paragraph" style:parent-style-name="Standard">
      <style:text-properties officeooo:rsid="001fdf0d" officeooo:paragraph-rsid="00227413"/>
    </style:style>
    <style:style style:name="P16" style:family="paragraph" style:parent-style-name="Standard">
      <style:text-properties officeooo:rsid="001fdf0d" officeooo:paragraph-rsid="0027cf84"/>
    </style:style>
    <style:style style:name="P17" style:family="paragraph" style:parent-style-name="Standard">
      <style:text-properties officeooo:rsid="001fdf0d" officeooo:paragraph-rsid="0028249d"/>
    </style:style>
    <style:style style:name="P18" style:family="paragraph" style:parent-style-name="Standard">
      <style:text-properties officeooo:rsid="001fdf0d" officeooo:paragraph-rsid="002cb3a3"/>
    </style:style>
    <style:style style:name="P19" style:family="paragraph" style:parent-style-name="Standard">
      <style:paragraph-properties fo:break-before="page"/>
      <style:text-properties officeooo:rsid="000810ba" officeooo:paragraph-rsid="000810ba"/>
    </style:style>
    <style:style style:name="P2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28249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  <form:textarea form:name="hierarchy.node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de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etweenHierarch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(weird) paranthes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rd Ñ character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[weird] bracke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{weird} things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lt;weird&gt; tags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amp;weird&amp; and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–weird– dash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—weird— long dash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quot;weird&quot; quotes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/>
      <text:p text:style-name="P1">A text section: <draw:control text:anchor-type="as-char" draw:z-index="0" draw:name="Name" draw:style-name="gr1" draw:text-style-name="P20" svg:width="9.995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20" svg:width="8.871cm" svg:height="0.544cm" draw:control="control2"/></text:p>
      <text:p text:style-name="P2"/>
      <text:p text:style-name="P2">Some radio buttons:</text:p>
      <text:p text:style-name="P2"><draw:control text:anchor-type="as-char" draw:z-index="2" draw:name="Shape2" draw:style-name="gr2" draw:text-style-name="P21" svg:width="3.574cm" svg:height="0.795cm" draw:control="control3"/><draw:control text:anchor-type="as-char" draw:z-index="3" draw:name="Shape2" draw:style-name="gr2" draw:text-style-name="P21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21" svg:width="2.738cm" svg:height="0.6cm" draw:control="control5"/></text:p>
      <text:p text:style-name="P2"/>
      <text:p text:style-name="P5">A list box</text:p>
      <text:p text:style-name="P2"/>
      <text:p text:style-name="P2"><draw:control text:anchor-type="as-char" draw:z-index="7" draw:name="Shape6" draw:style-name="gr1" draw:text-style-name="P21" svg:width="5.919cm" svg:height="0.599cm" draw:control="control8"/></text:p>
      <text:p text:style-name="P2"/>
      <text:p text:style-name="P8">Hierarchical fields</text:p>
      <text:p text:style-name="P7"><draw:control text:anchor-type="as-char" draw:z-index="8" draw:name="Shape7" draw:style-name="gr1" draw:text-style-name="P21" svg:width="3.873cm" svg:height="1.1cm" draw:control="control9"/><draw:control text:anchor-type="as-char" draw:z-index="9" draw:name="Shape8" draw:style-name="gr1" draw:text-style-name="P20" svg:width="6.22cm" svg:height="1.087cm" draw:control="control10"/><draw:control text:anchor-type="as-char" draw:z-index="11" draw:name="Shape8" draw:style-name="gr1" draw:text-style-name="P20" svg:width="3.594cm" svg:height="1.087cm" draw:control="control12"/><draw:control text:anchor-type="as-char" draw:z-index="12" draw:name="Shape8" draw:style-name="gr1" draw:text-style-name="P20" svg:width="3.594cm" svg:height="1.087cm" draw:control="control13"/></text:p>
      <text:p text:style-name="P6"/>
      <text:p text:style-name="P11">A field between hierarchies</text:p>
      <text:p text:style-name="P11"><draw:control text:anchor-type="as-char" draw:z-index="18" draw:name="Shape8" draw:style-name="gr1" draw:text-style-name="P20" svg:width="3.594cm" svg:height="1.087cm" draw:control="control19"/></text:p>
      <text:p text:style-name="P6"/>
      <text:p text:style-name="P9">A second hierachy</text:p>
      <text:p text:style-name="P9"><draw:control text:anchor-type="as-char" draw:z-index="13" draw:name="Shape7" draw:style-name="gr1" draw:text-style-name="P20" svg:width="7.501cm" svg:height="1.1cm" draw:control="control14"/><draw:control text:anchor-type="as-char" draw:z-index="14" draw:name="Shape7" draw:style-name="gr1" draw:text-style-name="P20" svg:width="3.873cm" svg:height="1.1cm" draw:control="control15"/><draw:control text:anchor-type="as-char" draw:z-index="15" draw:name="Shape7" draw:style-name="gr1" draw:text-style-name="P20" svg:width="3.873cm" svg:height="1.1cm" draw:control="control16"/></text:p>
      <text:p text:style-name="P10"><draw:control text:anchor-type="as-char" draw:z-index="16" draw:name="Shape7" draw:style-name="gr1" draw:text-style-name="P20" svg:width="3.873cm" svg:height="1.1cm" draw:control="control17"/><draw:control text:anchor-type="as-char" draw:z-index="17" draw:name="Shape7" draw:style-name="gr1" draw:text-style-name="P20" svg:width="11.336cm" svg:height="1.1cm" draw:control="control18"/></text:p>
      <text:p text:style-name="P6"/>
      <text:p text:style-name="P8">A similarly named non hierarchical field</text:p>
      <text:p text:style-name="P13"><draw:control text:anchor-type="as-char" draw:z-index="10" draw:name="Shape8" draw:style-name="gr1" draw:text-style-name="P20" svg:width="3.594cm" svg:height="1.087cm" draw:control="control11"/></text:p>
      <text:p text:style-name="P13"/>
      <text:p text:style-name="P14">Weird field names</text:p>
      <text:p text:style-name="P14"><draw:control text:anchor-type="as-char" draw:z-index="19" draw:name="Shape8" draw:style-name="gr1" draw:text-style-name="P20" svg:width="6.196cm" svg:height="1.087cm" draw:control="control20"/><draw:control text:anchor-type="as-char" draw:z-index="20" draw:name="Shape8" draw:style-name="gr1" draw:text-style-name="P20" svg:width="6.42cm" svg:height="1.087cm" draw:control="control21"/></text:p>
      <text:p text:style-name="P15"><draw:control text:anchor-type="as-char" draw:z-index="21" draw:name="Shape8" draw:style-name="gr1" draw:text-style-name="P20" svg:width="6.196cm" svg:height="1.087cm" draw:control="control22"/><draw:control text:anchor-type="as-char" draw:z-index="22" draw:name="Shape8" draw:style-name="gr1" draw:text-style-name="P20" svg:width="6.42cm" svg:height="1.087cm" draw:control="control23"/></text:p>
      <text:p text:style-name="P16"><draw:control text:anchor-type="as-char" draw:z-index="23" draw:name="Shape8" draw:style-name="gr1" draw:text-style-name="P20" svg:width="6.42cm" svg:height="1.087cm" draw:control="control24"/><draw:control text:anchor-type="as-char" draw:z-index="24" draw:name="Shape8" draw:style-name="gr1" draw:text-style-name="P20" svg:width="6.42cm" svg:height="1.087cm" draw:control="control25"/></text:p>
      <text:p text:style-name="P16"><draw:control text:anchor-type="as-char" draw:z-index="25" draw:name="Shape8" draw:style-name="gr1" draw:text-style-name="P20" svg:width="6.42cm" svg:height="1.087cm" draw:control="control26"/><draw:control text:anchor-type="as-char" draw:z-index="26" draw:name="Shape8" draw:style-name="gr1" draw:text-style-name="P20" svg:width="6.42cm" svg:height="1.087cm" draw:control="control27"/></text:p>
      <text:p text:style-name="P18"><draw:control text:anchor-type="as-char" draw:z-index="27" draw:name="Shape8" draw:style-name="gr1" draw:text-style-name="P20" svg:width="6.42cm" svg:height="1.087cm" draw:control="control28"/></text:p>
      <text:p text:style-name="P17"/>
      <text:p text:style-name="P17"/>
      <text:p text:style-name="P12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20" svg:width="6.127cm" svg:height="0.683cm" draw:control="control6"/></text:p>
      <text:p text:style-name="P4"/>
      <text:p text:style-name="P12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20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1-24T21:37:28.766185732</dc:date>
    <meta:editing-duration>PT3H34M29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3" meta:paragraph-count="30" meta:word-count="67" meta:character-count="325" meta:non-whitespace-character-count="271"/>
  </office:meta>
</office:document-meta>
</file>